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officeooo:rsid="0009d7eb" officeooo:paragraph-rsid="0009d7eb" style:font-size-asian="11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style:font-size-asian="11pt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officeooo:rsid="00074f1a" style:font-size-asian="11pt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officeooo:rsid="000a44d4"/>
    </style:style>
    <style:style style:name="T6" style:family="text">
      <style:text-properties officeooo:rsid="000ac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</text:span><text:span text:style-name="T2">. ICABME2013</text:span></text:p>
      <text:p text:style-name="P3"><text:tab/>i. 1st Paragraph done.</text:p>
      <text:p text:style-name="P1"><text:span text:style-name="T1"><text:tab/>ii. 2nd Paragraph DONE. (section 2.2.1 </text:span><text:span text:style-name="T4">Microscope)</text:span></text:p>
      <text:p text:style-name="P4"><text:tab/>iii. Image Analysis , Segmentation, measurement, data analy<text:span text:style-name="T6">s</text:span>is section</text:p>
      <text:p text:style-name="P4">Next: <text:span text:style-name="T5">Revise the segmentation chapter, correct dimensions &amp; citations.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26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6-05T11:08:56.372334899</meta:creation-date>
    <dc:date>2014-12-18T19:19:45.885231251</dc:date>
    <dc:creator>Mohamed Tleis</dc:creator>
    <meta:editing-duration>P0D</meta:editing-duration>
    <meta:editing-cycles>4</meta:editing-cycles>
    <meta:generator>LibreOffice/4.2.5.2$Linux_X86_64 LibreOffice_project/420m0$Build-2</meta:generator>
    <meta:document-statistic meta:table-count="0" meta:image-count="0" meta:object-count="0" meta:page-count="1" meta:paragraph-count="5" meta:word-count="31" meta:character-count="228" meta:non-whitespace-character-count="199"/>
  </office:meta>
</office:document-meta>
</file>